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bjectProperty.ObjectProperty( String name , Object 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ObjectProperty.ObjectProperty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Property.setObjectValue(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Property.ObjectProper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Property.getObjec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Property.setRunningVersion( boolean runningVers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ObjectProperty.recoverRunningVersion( TestElement own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ObjectProperty.clo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ObjectProperty.getString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